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7000000A265FDCFC15840934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008cm, 0cm)" draw:image-opacity="100%" style:mirror="none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06cm" svg:height="5.397cm" svg:x="1.175cm" svg:y="8.937cm">
          <draw:image xlink:href="Pictures/1000000000000137000000A265FDCFC158409340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8-28T15:00:28.742091547</dc:date>
    <meta:editing-duration>PT1H6M54S</meta:editing-duration>
    <meta:editing-cycles>2</meta:editing-cycles>
    <meta:generator>LibreOffice/7.3.7.2$Linux_X86_64 LibreOffice_project/30$Build-2</meta:generator>
    <meta:document-statistic meta:object-count="1"/>
  </office:meta>
</office:document-meta>
</file>